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8000002B87657EBB86D857F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6.721cm" svg:height="18.414cm" svg:x="2.112cm" svg:y="5.621cm">
          <draw:image xlink:href="Pictures/1000020100000278000002B87657EBB86D857F0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0:32:56.329049436</meta:creation-date>
    <dc:date>2022-05-05T10:33:04.398692614</dc:date>
    <meta:editing-duration>PT8S</meta:editing-duration>
    <meta:editing-cycles>1</meta:editing-cycles>
    <meta:document-statistic meta:object-count="1"/>
    <meta:generator>LibreOffice/6.4.7.2$Linux_X86_64 LibreOffice_project/40$Build-2</meta:generator>
  </office:meta>
</office:document-meta>
</file>